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3.528cm"/>
    </style:style>
    <style:style style:name="co5" style:family="table-column">
      <style:table-column-properties fo:break-before="auto" style:column-width="3.224cm"/>
    </style:style>
    <style:style style:name="co6" style:family="table-column">
      <style:table-column-properties fo:break-before="auto" style:column-width="4.486cm"/>
    </style:style>
    <style:style style:name="co7" style:family="table-column">
      <style:table-column-properties fo:break-before="auto" style:column-width="2.316cm"/>
    </style:style>
    <style:style style:name="co8" style:family="table-column">
      <style:table-column-properties fo:break-before="auto" style:column-width="3.55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rial" fo:font-weight="normal" style:font-weight-asian="normal" style:font-weight-complex="normal"/>
    </style:style>
    <style:style style:name="ce3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3caff" fo:border="0.06pt solid #000000"/>
    </style:style>
    <style:style style:name="ce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31pt solid #000000" fo:border-left="0.06pt solid #000000" fo:border-right="0.31pt solid #000000" fo:border-top="0.31pt solid #000000"/>
      <style:text-properties style:font-name="Arial" fo:font-weight="normal" style:font-weight-asian="normal" style:font-weight-complex="normal"/>
    </style:style>
    <style:style style:name="ce7" style:family="table-cell" style:parent-style-name="Default">
      <style:table-cell-properties fo:border-bottom="0.31pt solid #000000" fo:border-left="0.06pt solid #000000" fo:border-right="0.31pt solid #000000" fo:border-top="0.31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8" style:family="table-cell" style:parent-style-name="Default">
      <style:table-cell-properties fo:border-bottom="0.31pt solid #000000" fo:background-color="#e6e6e6" style:text-align-source="fix" style:repeat-content="false" fo:border-left="0.06pt solid #000000" fo:border-right="0.31pt solid #000000" fo:border-top="0.31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0.31pt solid #000000" fo:border-top="0.31pt solid #000000"/>
      <style:text-properties style:font-name="Arial" fo:font-weight="normal" style:font-weight-asian="normal" style:font-weight-complex="normal"/>
    </style:style>
    <style:style style:name="ce10" style:family="table-cell" style:parent-style-name="Default">
      <style:table-cell-properties fo:border-bottom="0.31pt solid #000000" fo:background-color="#ffcc99" style:text-align-source="fix" style:repeat-content="false" fo:border-left="0.31pt solid #000000" fo:border-right="0.31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31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 fo:border="0.31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31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0.31pt solid #000000" fo:border-right="0.31pt solid #000000" fo:border-top="0.31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15" style:family="table-cell" style:parent-style-name="Default">
      <style:table-cell-properties fo:border-bottom="0.31pt solid #000000" fo:background-color="#ffcc99" style:text-align-source="fix" style:repeat-content="false" fo:border-left="0.31pt solid #000000" fo:border-right="0.31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cc99" style:text-align-source="fix" style:repeat-content="false" fo:border="0.3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3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style:text-align-source="fix" style:repeat-content="false" fo:border="0.31pt solid #000000" style:vertical-align="middle"/>
      <style:paragraph-properties fo:text-align="end" fo:margin-left="0cm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ffffcc" style:text-align-source="fix" style:repeat-content="false" fo:border="0.31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20" style:family="table-cell" style:parent-style-name="Default">
      <style:table-cell-properties fo:background-color="#ccffff" style:text-align-source="fix" style:repeat-content="false" fo:border="0.31pt solid #000000" style:vertical-align="middle"/>
      <style:paragraph-properties fo:text-align="end" fo:margin-left="0cm"/>
      <style:text-properties style:font-name="Arial" fo:font-weight="normal" style:font-weight-asian="normal" style:font-weight-complex="normal"/>
    </style:style>
    <style:style style:name="ce21" style:family="table-cell" style:parent-style-name="Default">
      <style:table-cell-properties fo:background-color="#ccffff" style:text-align-source="fix" style:repeat-content="false" fo:border="0.31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ccffff" style:text-align-source="fix" style:repeat-content="false" fo:border-left="0.31pt solid #000000" fo:border-right="0.31pt solid #000000" fo:border-top="0.31pt solid #000000" style:vertical-align="middle"/>
      <style:paragraph-properties fo:text-align="end" fo:margin-left="0cm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23" style:family="table-cell" style:parent-style-name="Default">
      <style:table-cell-properties fo:border-bottom="0.06pt solid #000000" fo:background-color="#ccffff" style:text-align-source="fix" style:repeat-content="false" fo:border-left="0.31pt solid #000000" fo:border-right="0.31pt solid #000000" fo:border-top="0.31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cc" fo:border="0.31pt solid #000000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fo:background-color="#ccffff" fo:border="0.31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ccffff" fo:border-left="0.31pt solid #000000" fo:border-right="0.31pt solid #000000" fo:border-top="0.31pt solid #000000"/>
      <style:text-properties style:font-name="Arial" fo:font-weight="normal" style:font-weight-asian="normal" style:font-weight-complex="normal"/>
    </style:style>
    <style:style style:name="ce27" style:family="table-cell" style:parent-style-name="Default">
      <style:table-cell-properties fo:border-bottom="0.31pt solid #000000" fo:background-color="#e6e64c" style:text-align-source="fix" style:repeat-content="false" fo:border-left="0.31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4c" style:text-align-source="fix" style:repeat-content="false" fo:border="0.31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31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30" style:family="table-cell" style:parent-style-name="Default">
      <style:table-cell-properties fo:border-bottom="0.31pt solid #000000" fo:background-color="#e6e64c" style:text-align-source="fix" style:repeat-content="false" fo:border-left="0.31pt solid #000000" fo:border-right="0.31pt solid #000000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31pt solid #000000" fo:background-color="#e6e64c" style:text-align-source="fix" style:repeat-content="false" fo:border-left="0.31pt solid #000000" fo:border-right="0.06pt solid #000000" fo:border-top="0.3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cc" style:text-align-source="fix" style:repeat-content="false" fo:border="0.31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33" style:family="table-cell" style:parent-style-name="Default">
      <style:table-cell-properties fo:background-color="#ccffff" style:text-align-source="fix" style:repeat-content="false" fo:border="0.31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34" style:family="table-cell" style:parent-style-name="Default">
      <style:table-cell-properties fo:background-color="#e6e6e6" style:text-align-source="fix" style:repeat-content="false" fo:border="0.31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fo:background-color="#ccffff" style:text-align-source="fix" style:repeat-content="false" fo:border-left="0.31pt solid #000000" fo:border-right="0.31pt solid #000000" fo:border-top="0.31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36" style:family="table-cell" style:parent-style-name="Default">
      <style:table-cell-properties fo:border-bottom="0.31pt solid #000000" fo:background-color="#e6e64c" style:text-align-source="fix" style:repeat-content="false" fo:border-left="0.31pt solid #000000" fo:border-right="0.06pt solid #000000" fo:border-top="0.06pt solid #000000"/>
      <style:paragraph-properties fo:text-align="center" fo:margin-left="0cm"/>
    </style:style>
    <style:style style:name="ce37" style:family="table-cell" style:parent-style-name="Default">
      <style:table-cell-properties fo:border-bottom="0.31pt solid #000000" fo:background-color="#e6e64c" style:text-align-source="fix" style:repeat-content="false" fo:border-left="0.31pt solid #000000" fo:border-right="0.06pt solid #000000" fo:border-top="0.31pt solid #000000"/>
      <style:paragraph-properties fo:text-align="center" fo:margin-left="0cm"/>
    </style:style>
    <style:style style:name="ce38" style:family="table-cell" style:parent-style-name="Default">
      <style:table-cell-properties fo:border-bottom="0.31pt solid #000000" fo:background-color="#e6e6e6" style:text-align-source="fix" style:repeat-content="false" fo:border-left="0.31pt solid #000000" fo:border-right="0.06pt solid #000000" fo:border-top="0.31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31pt solid #000000" fo:background-color="#ffffcc" style:text-align-source="fix" style:repeat-content="false" fo:border-left="0.31pt solid #000000" fo:border-right="0.06pt solid #000000" fo:border-top="0.31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order-bottom="0.31pt solid #000000" fo:background-color="#ccffff" style:text-align-source="fix" style:repeat-content="false" fo:border-left="0.31pt solid #000000" fo:border-right="0.06pt solid #000000" fo:border-top="0.31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ccffff" style:text-align-source="fix" style:repeat-content="false" fo:border-left="0.31pt solid #000000" fo:border-right="0.06pt solid #000000" fo:border-top="0.31pt solid #000000"/>
      <style:paragraph-properties fo:text-align="end" fo:margin-left="0cm"/>
      <style:text-properties style:font-name="Arial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3"/>
        <table:table-column table:style-name="co4" table:default-cell-style-name="ce19"/>
        <table:table-column table:style-name="co5" table:default-cell-style-name="ce24"/>
        <table:table-column table:style-name="co6" table:default-cell-style-name="ce13"/>
        <table:table-column table:style-name="co7" table:default-cell-style-name="ce33"/>
        <table:table-column table:style-name="co8" table:default-cell-style-name="ce39"/>
        <table:table-column table:style-name="co1" table:number-columns-repeated="1015" table:default-cell-style-name="ce2"/>
        <table:table-row table:style-name="ro1">
          <table:table-cell table:style-name="ce1"/>
          <table:table-cell table:style-name="ce3" office:value-type="string">
            <text:p>Term</text:p>
          </table:table-cell>
          <table:table-cell table:style-name="ce10" office:value-type="string" table:number-columns-spanned="3" table:number-rows-spanned="1">
            <text:p>State</text:p>
          </table:table-cell>
          <table:covered-table-cell table:number-columns-repeated="2" table:style-name="ce15"/>
          <table:table-cell table:style-name="ce27" office:value-type="string" table:number-columns-spanned="3" table:number-rows-spanned="1">
            <text:p>Command</text:p>
          </table:table-cell>
          <table:covered-table-cell table:style-name="ce30"/>
          <table:covered-table-cell table:style-name="ce36"/>
          <table:table-cell table:style-name="ce1" table:number-columns-repeated="1015"/>
        </table:table-row>
        <table:table-row table:style-name="ro1">
          <table:table-cell table:style-name="ce1"/>
          <table:table-cell table:style-name="ce4"/>
          <table:table-cell table:style-name="ce11" office:value-type="string">
            <text:p>ItemState</text:p>
          </table:table-cell>
          <table:table-cell table:style-name="ce16" table:formula="of:=CONCATENATE([.C2];&quot;Handler&quot;)" office:value-type="string" office:string-value="ItemStateHandler" table:number-columns-spanned="2" table:number-rows-spanned="1">
            <text:p>ItemStateHandler</text:p>
          </table:table-cell>
          <table:covered-table-cell table:style-name="ce11"/>
          <table:table-cell table:style-name="ce28" table:formula="of:=CONCATENATE([.C2];[.F1])" office:value-type="string" office:string-value="ItemStateCommand">
            <text:p>ItemStateCommand</text:p>
          </table:table-cell>
          <table:table-cell table:style-name="ce31" office:value-type="string" table:number-columns-spanned="2" table:number-rows-spanned="1">
            <text:p>Step</text:p>
          </table:table-cell>
          <table:covered-table-cell table:style-name="ce37"/>
          <table:table-cell table:style-name="ce1" table:number-columns-repeated="1015"/>
        </table:table-row>
        <table:table-row table:style-name="ro1">
          <table:table-cell table:style-name="ce1"/>
          <table:table-cell table:style-name="ce5" office:value-type="string">
            <text:p>Edge</text:p>
          </table:table-cell>
          <table:table-cell table:style-name="ce12" table:formula="of:=CONCATENATE([.B3];RIGHT([.C$2];5))" office:value-type="string" office:string-value="EdgeState">
            <text:p>EdgeState</text:p>
          </table:table-cell>
          <table:table-cell table:style-name="ce17" table:formula="of:=CONCATENATE([.C3];RIGHT([.D$2];7))" office:value-type="string" office:string-value="EdgeStateHandler" table:number-columns-spanned="2" table:number-rows-spanned="1">
            <text:p>EdgeStateHandler</text:p>
          </table:table-cell>
          <table:covered-table-cell table:style-name="ce12"/>
          <table:table-cell table:style-name="ce12" table:formula="of:=[.B3]" office:value-type="string" office:string-value="Edge">
            <text:p>Edge</text:p>
          </table:table-cell>
          <table:table-cell table:style-name="ce12" office:value-type="string">
            <text:p>Both Item</text:p>
          </table:table-cell>
          <table:table-cell table:style-name="ce38" table:formula="of:=[.F3]" office:value-type="string" office:string-value="Edge">
            <text:p>Edge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>
            <text:p>Unexplored</text:p>
          </table:table-cell>
          <table:table-cell table:formula="of:=CONCATENATE([.B4];[.C$3])" office:value-type="string" office:string-value="UnexploredEdgeState">
            <text:p>UnexploredEdgeState</text:p>
          </table:table-cell>
          <table:table-cell table:style-name="ce18" table:formula="of:=CONCATENATE(&quot;I&quot;;[.D2])" office:value-type="string" office:string-value="IItemStateHandler" table:number-columns-spanned="1" table:number-rows-spanned="3">
            <text:p>IItemStateHandler</text:p>
          </table:table-cell>
          <table:table-cell table:formula="of:=CONCATENATE(&quot;handle&quot;;;[.B4])" office:value-type="string" office:string-value="handleUnexplored">
            <text:p>handleUnexplored</text:p>
          </table:table-cell>
          <table:table-cell table:style-name="ce29" office:value-type="string">
            <text:p>--</text:p>
          </table:table-cell>
          <table:table-cell table:style-name="ce32" office:value-type="string">
            <text:p>--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isited</text:p>
          </table:table-cell>
          <table:table-cell table:formula="of:=CONCATENATE([.B5];[.C$3])" office:value-type="string" office:string-value="VisitedEdgeState">
            <text:p>VisitedEdgeState</text:p>
          </table:table-cell>
          <table:covered-table-cell/>
          <table:table-cell table:formula="of:=CONCATENATE(&quot;handle&quot;;;[.B5])" office:value-type="string" office:string-value="handleVisited">
            <text:p>handleVisited</text:p>
          </table:table-cell>
          <table:table-cell table:formula="of:=CONCATENATE([.B5];[.F$3];RIGHT([.F$2];7))" office:value-type="string" office:string-value="VisitedEdgeCommand">
            <text:p>VisitedEdgeCommand</text:p>
          </table:table-cell>
          <table:table-cell table:style-name="ce19" table:formula="of:=CONCATENATE([.B5];[.G$2])" office:value-type="string" office:string-value="VisitedStep">
            <text:p>VisitedStep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>
            <text:p>Solution</text:p>
          </table:table-cell>
          <table:table-cell table:formula="of:=CONCATENATE([.B6];[.C$3])" office:value-type="string" office:string-value="SolutionEdgeState">
            <text:p>SolutionEdgeState</text:p>
          </table:table-cell>
          <table:covered-table-cell/>
          <table:table-cell table:formula="of:=CONCATENATE(&quot;handle&quot;;;[.B6])" office:value-type="string" office:string-value="handleSolution">
            <text:p>handleSolution</text:p>
          </table:table-cell>
          <table:table-cell table:formula="of:=CONCATENATE([.B6];[.F$3];RIGHT([.F$2];7))" office:value-type="string" office:string-value="SolutionEdgeCommand">
            <text:p>SolutionEdgeCommand</text:p>
          </table:table-cell>
          <table:table-cell table:style-name="ce19" table:formula="of:=CONCATENATE([.B6];[.G$2])" office:value-type="string" office:string-value="SolutionStep">
            <text:p>SolutionStep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ck</text:p>
          </table:table-cell>
          <table:table-cell table:formula="of:=CONCATENATE([.B7];[.C$3])" office:value-type="string" office:string-value="BackEdgeState">
            <text:p>BackEdgeState</text:p>
          </table:table-cell>
          <table:table-cell table:style-name="ce20" table:formula="of:=CONCATENATE(&quot;I&quot;;[.D3])" office:value-type="string" office:string-value="IEdgeStateHandler" table:number-columns-spanned="1" table:number-rows-spanned="4">
            <text:p>IEdgeStateHandler</text:p>
          </table:table-cell>
          <table:table-cell table:style-name="ce25" table:formula="of:=CONCATENATE(&quot;handle&quot;;;[.B7])" office:value-type="string" office:string-value="handleBack">
            <text:p>handleBack</text:p>
          </table:table-cell>
          <table:table-cell table:formula="of:=CONCATENATE([.B7];[.F$3];RIGHT([.F$2];7))" office:value-type="string" office:string-value="BackEdgeCommand">
            <text:p>BackEdgeCommand</text:p>
          </table:table-cell>
          <table:table-cell office:value-type="string">
            <text:p>--</text:p>
          </table:table-cell>
          <table:table-cell table:style-name="ce40" table:formula="of:=CONCATENATE([.B7];[.H$3];[.G$2])" office:value-type="string" office:string-value="BackEdgeStep">
            <text:p>BackEdgeSte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orward</text:p>
          </table:table-cell>
          <table:table-cell table:formula="of:=CONCATENATE([.B8];[.C$3])" office:value-type="string" office:string-value="ForwardEdgeState">
            <text:p>ForwardEdgeState</text:p>
          </table:table-cell>
          <table:covered-table-cell table:style-name="ce21"/>
          <table:table-cell table:style-name="ce25" table:formula="of:=CONCATENATE(&quot;handle&quot;;;[.B8])" office:value-type="string" office:string-value="handleForward">
            <text:p>handleForward</text:p>
          </table:table-cell>
          <table:table-cell table:formula="of:=CONCATENATE([.B8];[.F$3];RIGHT([.F$2];7))" office:value-type="string" office:string-value="ForwardEdgeCommand">
            <text:p>ForwardEdgeCommand</text:p>
          </table:table-cell>
          <table:table-cell office:value-type="string">
            <text:p>--</text:p>
          </table:table-cell>
          <table:table-cell table:style-name="ce40" table:formula="of:=CONCATENATE([.B8];[.H$3];[.G$2])" office:value-type="string" office:string-value="ForwardEdgeStep">
            <text:p>ForwardEdgeSte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ross</text:p>
          </table:table-cell>
          <table:table-cell table:formula="of:=CONCATENATE([.B9];[.C$3])" office:value-type="string" office:string-value="CrossEdgeState">
            <text:p>CrossEdgeState</text:p>
          </table:table-cell>
          <table:covered-table-cell table:style-name="ce21"/>
          <table:table-cell table:style-name="ce25" table:formula="of:=CONCATENATE(&quot;handle&quot;;;[.B9])" office:value-type="string" office:string-value="handleCross">
            <text:p>handleCross</text:p>
          </table:table-cell>
          <table:table-cell table:formula="of:=CONCATENATE([.B9];[.F$3];RIGHT([.F$2];7))" office:value-type="string" office:string-value="CrossEdgeCommand">
            <text:p>CrossEdgeCommand</text:p>
          </table:table-cell>
          <table:table-cell office:value-type="string">
            <text:p>--</text:p>
          </table:table-cell>
          <table:table-cell table:style-name="ce40" table:formula="of:=CONCATENATE([.B9];[.H$3];[.G$2])" office:value-type="string" office:string-value="CrossEdgeStep">
            <text:p>CrossEdgeSte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arded</text:p>
          </table:table-cell>
          <table:table-cell table:formula="of:=CONCATENATE([.B10];[.C$3])" office:value-type="string" office:string-value="DiscardedEdgeState">
            <text:p>DiscardedEdgeState</text:p>
          </table:table-cell>
          <table:covered-table-cell table:style-name="ce21"/>
          <table:table-cell table:style-name="ce25" table:formula="of:=CONCATENATE(&quot;handle&quot;;;[.B10])" office:value-type="string" office:string-value="handleDiscarded">
            <text:p>handleDiscarded</text:p>
          </table:table-cell>
          <table:table-cell table:formula="of:=CONCATENATE([.B10];[.F$3];RIGHT([.F$2];7))" office:value-type="string" office:string-value="DiscardedEdgeCommand">
            <text:p>DiscardedEdgeCommand</text:p>
          </table:table-cell>
          <table:table-cell office:value-type="string">
            <text:p>--</text:p>
          </table:table-cell>
          <table:table-cell table:style-name="ce40" table:formula="of:=CONCATENATE([.B10];[.H$3];[.G$2])" office:value-type="string" office:string-value="DiscardedEdgeStep">
            <text:p>DiscardedEdgeStep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8" office:value-type="string">
            <text:p>Vertex</text:p>
          </table:table-cell>
          <table:table-cell table:style-name="ce12" table:formula="of:=CONCATENATE([.B11];RIGHT([.C$2];5))" office:value-type="string" office:string-value="VertexState">
            <text:p>VertexState</text:p>
          </table:table-cell>
          <table:table-cell table:style-name="ce17" table:formula="of:=CONCATENATE([.C11];RIGHT([.D$2];7))" office:value-type="string" office:string-value="VertexStateHandler" table:number-columns-spanned="2" table:number-rows-spanned="1">
            <text:p>VertexStateHandler</text:p>
          </table:table-cell>
          <table:covered-table-cell table:style-name="ce12"/>
          <table:table-cell table:style-name="ce12" table:formula="of:=[.B11]" office:value-type="string" office:string-value="Vertex">
            <text:p>Vertex</text:p>
          </table:table-cell>
          <table:table-cell table:style-name="ce34"/>
          <table:table-cell table:style-name="ce38" table:formula="of:=[.F11]" office:value-type="string" office:string-value="Vertex">
            <text:p>Vertex</text:p>
          </table:table-cell>
          <table:table-cell table:style-name="ce1" table:number-columns-repeated="1015"/>
        </table:table-row>
        <table:table-row table:style-name="ro1">
          <table:table-cell/>
          <table:table-cell table:formula="of:=[.B4]" office:value-type="string" office:string-value="Unexplored">
            <text:p>Unexplored</text:p>
          </table:table-cell>
          <table:table-cell table:formula="of:=CONCATENATE([.B12];[.C$11])" office:value-type="string" office:string-value="UnexploredVertexState">
            <text:p>UnexploredVertexState</text:p>
          </table:table-cell>
          <table:table-cell table:style-name="ce18" table:formula="of:=CONCATENATE(&quot;I&quot;;[.D2])" office:value-type="string" office:string-value="IItemStateHandler" table:number-columns-spanned="1" table:number-rows-spanned="3">
            <text:p>IItemStateHandler</text:p>
          </table:table-cell>
          <table:table-cell table:formula="of:=CONCATENATE(&quot;handle&quot;;;[.B12])" office:value-type="string" office:string-value="handleUnexplored">
            <text:p>handleUnexplored</text:p>
          </table:table-cell>
          <table:table-cell table:style-name="ce29" office:value-type="string">
            <text:p>--</text:p>
          </table:table-cell>
          <table:table-cell table:style-name="ce32" table:formula="of:=[.G4]" office:value-type="string" office:string-value="--">
            <text:p>--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/>
          <table:table-cell table:formula="of:=[.B5]" office:value-type="string" office:string-value="Visited">
            <text:p>Visited</text:p>
          </table:table-cell>
          <table:table-cell table:formula="of:=CONCATENATE([.B13];[.C$11])" office:value-type="string" office:string-value="VisitedVertexState">
            <text:p>VisitedVertexState</text:p>
          </table:table-cell>
          <table:covered-table-cell/>
          <table:table-cell table:formula="of:=CONCATENATE(&quot;handle&quot;;;[.B13])" office:value-type="string" office:string-value="handleVisited">
            <text:p>handleVisited</text:p>
          </table:table-cell>
          <table:table-cell table:formula="of:=CONCATENATE([.B13];[.F$11];RIGHT([.F$2];7))" office:value-type="string" office:string-value="VisitedVertexCommand">
            <text:p>VisitedVertexCommand</text:p>
          </table:table-cell>
          <table:table-cell table:style-name="ce19" table:formula="of:=[.G5]" office:value-type="string" office:string-value="VisitedStep">
            <text:p>VisitedStep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/>
          <table:table-cell table:formula="of:=[.B6]" office:value-type="string" office:string-value="Solution">
            <text:p>Solution</text:p>
          </table:table-cell>
          <table:table-cell table:formula="of:=CONCATENATE([.B14];[.C$11])" office:value-type="string" office:string-value="SolutionVertexState">
            <text:p>SolutionVertexState</text:p>
          </table:table-cell>
          <table:covered-table-cell/>
          <table:table-cell table:formula="of:=CONCATENATE(&quot;handle&quot;;;[.B14])" office:value-type="string" office:string-value="handleSolution">
            <text:p>handleSolution</text:p>
          </table:table-cell>
          <table:table-cell table:formula="of:=CONCATENATE([.B14];[.F$11];RIGHT([.F$2];7))" office:value-type="string" office:string-value="SolutionVertexCommand">
            <text:p>SolutionVertexCommand</text:p>
          </table:table-cell>
          <table:table-cell table:style-name="ce19" table:formula="of:=[.G6]" office:value-type="string" office:string-value="SolutionStep">
            <text:p>SolutionStep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itialised</text:p>
          </table:table-cell>
          <table:table-cell table:formula="of:=CONCATENATE([.B15];[.C$11])" office:value-type="string" office:string-value="InitialisedVertexState">
            <text:p>InitialisedVertexState</text:p>
          </table:table-cell>
          <table:table-cell table:style-name="ce22" table:formula="of:=CONCATENATE(&quot;I&quot;;[.D11])" office:value-type="string" office:string-value="IVertexStateHandler" table:number-columns-spanned="1" table:number-rows-spanned="2">
            <text:p>IVertexStateHandler</text:p>
          </table:table-cell>
          <table:table-cell table:style-name="ce25" table:formula="of:=CONCATENATE(&quot;handle&quot;;;[.B15])" office:value-type="string" office:string-value="handleInitialised">
            <text:p>handleInitialised</text:p>
          </table:table-cell>
          <table:table-cell table:formula="of:=CONCATENATE([.B15];[.F$11];RIGHT([.F$2];7))" office:value-type="string" office:string-value="InitialisedVertexCommand">
            <text:p>InitialisedVertexCommand</text:p>
          </table:table-cell>
          <table:table-cell office:value-type="string">
            <text:p>--</text:p>
          </table:table-cell>
          <table:table-cell table:style-name="ce40" table:formula="of:=CONCATENATE([.B15];[.H$11];[.G$2])" office:value-type="string" office:string-value="InitialisedVertexStep">
            <text:p>InitialisedVertexStep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Updated</text:p>
          </table:table-cell>
          <table:table-cell table:style-name="ce14" table:formula="of:=CONCATENATE([.B16];[.C$11])" office:value-type="string" office:string-value="UpdatedVertexState">
            <text:p>UpdatedVertexState</text:p>
          </table:table-cell>
          <table:covered-table-cell table:style-name="ce23"/>
          <table:table-cell table:style-name="ce26" table:formula="of:=CONCATENATE(&quot;handle&quot;;;[.B16])" office:value-type="string" office:string-value="handleUpdated">
            <text:p>handleUpdated</text:p>
          </table:table-cell>
          <table:table-cell table:style-name="ce14" table:formula="of:=CONCATENATE([.B16];[.F$11];RIGHT([.F$2];7))" office:value-type="string" office:string-value="UpdatedVertexCommand">
            <text:p>UpdatedVertexCommand</text:p>
          </table:table-cell>
          <table:table-cell table:style-name="ce35" office:value-type="string">
            <text:p>--</text:p>
          </table:table-cell>
          <table:table-cell table:style-name="ce41" table:formula="of:=CONCATENATE([.B16];[.H$11];[.G$2])" office:value-type="string" office:string-value="UpdatedVertexStep">
            <text:p>UpdatedVertexStep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2"/>
          <table:table-cell table:style-name="Default" table:number-columns-repeated="1016"/>
        </table:table-row>
        <table:table-row table:style-name="ro1">
          <table:table-cell table:style-name="Default" table:number-columns-repeated="6"/>
          <table:table-cell table:style-name="ce2"/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7:21:06</meta:creation-date>
    <dc:date>2014-01-03T19:42:25</dc:date>
    <meta:editing-duration>PT2H11M9S</meta:editing-duration>
    <meta:editing-cycles>108</meta:editing-cycles>
    <meta:generator>LibreOffice/3.5$Linux_x86 LibreOffice_project/350m1$Build-2</meta:generator>
    <meta:document-statistic meta:table-count="1" meta:cell-count="94" meta:object-count="0"/>
  </office:meta>
</office:document-meta>
</file>